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b84747" draw:fill-gradient-name="Gradient_20_1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fill="solid" draw:fill-color="#00ae00" draw:fill-gradient-name="Gradient_20_1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d320" draw:fill-gradient-name="Gradient_20_1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99ccff" draw:fill-gradient-name="Gradient_20_1" draw:textarea-horizontal-align="center" draw:textarea-vertical-align="middle" draw:shadow-offset-x="0.305cm" draw:shadow-offset-y="0.305cm"/>
    </style:style>
    <style:style style:name="gr8" style:family="graphic" style:parent-style-name="standard">
      <style:graphic-properties draw:fill="solid" draw:fill-color="#c0c0c0" draw:fill-gradient-name="Gradient_20_1" draw:textarea-horizontal-align="center" draw:textarea-vertical-align="middle" draw:shadow-offset-x="0.305cm" draw:shadow-offset-y="0.30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785cm" svg:height="6.745cm" svg:x="13.63cm" svg:y="2.68cm">
          <text:p text:style-name="P1">IAuthProvid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" draw:text-style-name="P2" draw:layer="layout" svg:width="5.715cm" svg:height="4.845cm" svg:x="7.681cm" svg:y="2.675cm">
          <text:p text:style-name="P2">Auth</text:p>
          <text:p text:style-name="P2">Service</text:p>
        </draw:rect>
        <draw:rect draw:style-name="gr3" draw:text-style-name="P2" draw:layer="layout" svg:width="5.135cm" svg:height="1.13cm" svg:x="13.945cm" svg:y="3.875cm">
          <text:p text:style-name="P2">Credentials</text:p>
        </draw:rect>
        <draw:rect draw:style-name="gr3" draw:text-style-name="P2" draw:layer="layout" svg:width="5.135cm" svg:height="1.13cm" svg:x="13.945cm" svg:y="7.86cm">
          <text:p text:style-name="P2">Facebook</text:p>
        </draw:rect>
        <draw:rect draw:style-name="gr3" draw:text-style-name="P2" draw:layer="layout" svg:width="5.135cm" svg:height="1.13cm" svg:x="13.945cm" svg:y="6.521cm">
          <text:p text:style-name="P2">Twitter</text:p>
        </draw:rect>
        <draw:rect draw:style-name="gr3" draw:text-style-name="P2" draw:layer="layout" svg:width="5.135cm" svg:height="1.129cm" svg:x="13.945cm" svg:y="5.183cm">
          <text:p text:style-name="P2">Basic Auth</text:p>
        </draw:rect>
        <draw:frame draw:style-name="gr4" draw:layer="layout" svg:width="4.799cm" svg:height="0.963cm" svg:x="7.681cm" svg:y="1.705cm">
          <draw:text-box>
            <text:p text:style-name="P2">/auth/{provider}</text:p>
          </draw:text-box>
        </draw:frame>
        <draw:rect draw:style-name="gr2" draw:text-style-name="P2" draw:layer="layout" svg:width="5.715cm" svg:height="4.805cm" svg:x="1.766cm" svg:y="2.715cm">
          <text:p text:style-name="P2">Registration</text:p>
          <text:p text:style-name="P2">Service</text:p>
        </draw:rect>
        <draw:frame draw:style-name="gr4" draw:layer="layout" svg:width="2.792cm" svg:height="0.963cm" svg:x="1.635cm" svg:y="1.747cm">
          <draw:text-box>
            <text:p text:style-name="P2">/register</text:p>
          </draw:text-box>
        </draw:frame>
        <draw:rect draw:style-name="gr1" draw:text-style-name="P1" draw:layer="layout" svg:width="9.061cm" svg:height="2.382cm" svg:x="1.747cm" svg:y="11.858cm">
          <text:p text:style-name="P1">ICacheClient</text:p>
          <text:p text:style-name="P1"/>
          <text:p text:style-name="P1"/>
          <text:p text:style-name="P1"/>
        </draw:rect>
        <draw:rect draw:style-name="gr1" draw:text-style-name="P1" draw:layer="layout" svg:width="8.424cm" svg:height="2.382cm" svg:x="10.991cm" svg:y="11.858cm">
          <text:p text:style-name="P1">IUserAuthRepository</text:p>
          <text:p text:style-name="P1"/>
          <text:p text:style-name="P1"/>
          <text:p text:style-name="P1"/>
        </draw:rect>
        <draw:rect draw:style-name="gr3" draw:text-style-name="P2" draw:layer="layout" svg:width="2.61cm" svg:height="1.27cm" svg:x="11.172cm" svg:y="12.77cm">
          <text:p text:style-name="P2">Memory</text:p>
        </draw:rect>
        <draw:rect draw:style-name="gr3" draw:text-style-name="P2" draw:layer="layout" svg:width="2.61cm" svg:height="1.27cm" svg:x="13.884cm" svg:y="12.77cm">
          <text:p text:style-name="P2">Redis</text:p>
        </draw:rect>
        <draw:rect draw:style-name="gr3" draw:text-style-name="P2" draw:layer="layout" svg:width="2.61cm" svg:height="1.27cm" svg:x="16.617cm" svg:y="12.77cm">
          <text:p text:style-name="P2">OrmLite</text:p>
        </draw:rect>
        <draw:rect draw:style-name="gr3" draw:text-style-name="P2" draw:layer="layout" svg:width="2.57cm" svg:height="1.27cm" svg:x="1.998cm" svg:y="12.77cm">
          <text:p text:style-name="P2">Memory</text:p>
        </draw:rect>
        <draw:rect draw:style-name="gr3" draw:text-style-name="P2" draw:layer="layout" svg:width="1.96cm" svg:height="1.27cm" svg:x="4.767cm" svg:y="12.77cm">
          <text:p text:style-name="P2">Redis</text:p>
        </draw:rect>
        <draw:rect draw:style-name="gr3" draw:text-style-name="P2" draw:layer="layout" svg:width="3.7cm" svg:height="1.27cm" svg:x="6.937cm" svg:y="12.77cm">
          <text:p text:style-name="P2">Memcached</text:p>
        </draw:rect>
        <draw:rect draw:style-name="gr5" draw:text-style-name="P2" draw:layer="layout" svg:width="5.715cm" svg:height="1.27cm" svg:x="3.74cm" svg:y="9.995cm">
          <text:p text:style-name="P2"><text:span text:style-name="T1">AuthUserSession</text:span></text:p>
        </draw:rect>
        <draw:rect draw:style-name="gr5" draw:text-style-name="P2" draw:layer="layout" svg:width="2.934cm" svg:height="1.27cm" svg:x="11.16cm" svg:y="9.995cm">
          <text:p text:style-name="P2"><text:span text:style-name="T1">UserAuth</text:span></text:p>
        </draw:rect>
        <draw:rect draw:style-name="gr5" draw:text-style-name="P2" draw:layer="layout" svg:width="4.694cm" svg:height="1.27cm" svg:x="14.386cm" svg:y="9.995cm">
          <text:p text:style-name="P2"><text:span text:style-name="T1">UserOAuthProvider</text:span></text:p>
        </draw:rect>
        <draw:rect draw:style-name="gr2" draw:text-style-name="P2" draw:layer="layout" svg:width="5.715cm" svg:height="1.705cm" svg:x="1.735cm" svg:y="7.72cm">
          <text:p text:style-name="P2">/assignroles</text:p>
        </draw:rect>
        <draw:rect draw:style-name="gr2" draw:text-style-name="P2" draw:layer="layout" svg:width="5.715cm" svg:height="1.705cm" svg:x="7.65cm" svg:y="7.72cm">
          <text:p text:style-name="P2">/unassignroles</text:p>
        </draw:rect>
        <draw:ellipse draw:style-name="gr6" draw:text-style-name="P2" draw:layer="layout" svg:width="3.81cm" svg:height="2.54cm" svg:x="10.96cm" svg:y="14.975cm">
          <text:p text:style-name="P2">SqlServer</text:p>
        </draw:ellipse>
        <draw:ellipse draw:style-name="gr6" draw:text-style-name="P2" draw:layer="layout" svg:width="3.81cm" svg:height="2.54cm" svg:x="15.505cm" svg:y="14.94cm">
          <text:p text:style-name="P2">Sqlite</text:p>
        </draw:ellipse>
        <draw:ellipse draw:style-name="gr6" draw:text-style-name="P2" draw:layer="layout" svg:width="3.81cm" svg:height="2.54cm" svg:x="10.96cm" svg:y="18.115cm">
          <text:p text:style-name="P2">MySql</text:p>
        </draw:ellipse>
        <draw:ellipse draw:style-name="gr6" draw:text-style-name="P2" draw:layer="layout" svg:width="3.81cm" svg:height="2.54cm" svg:x="15.535cm" svg:y="17.98cm">
          <text:p text:style-name="P2">PostgreSQL</text:p>
        </draw:ellipse>
        <draw:ellipse draw:style-name="gr6" draw:text-style-name="P2" draw:layer="layout" svg:width="3.81cm" svg:height="2.54cm" svg:x="1.935cm" svg:y="15.04cm">
          <text:p text:style-name="P2">Memory</text:p>
        </draw:ellipse>
        <draw:ellipse draw:style-name="gr6" draw:text-style-name="P2" draw:layer="layout" svg:width="3.81cm" svg:height="2.54cm" svg:x="6.38cm" svg:y="15.04cm">
          <text:p text:style-name="P2">Redis</text:p>
        </draw:ellipse>
        <draw:ellipse draw:style-name="gr6" draw:text-style-name="P2" draw:layer="layout" svg:width="4.445cm" svg:height="2.54cm" svg:x="3.84cm" svg:y="18.215cm">
          <text:p text:style-name="P2">Memcached</text:p>
        </draw:ellipse>
        <draw:rect draw:style-name="gr2" draw:text-style-name="P2" draw:layer="layout" svg:width="3.354cm" svg:height="1.07cm" svg:x="1.735cm" svg:y="22.255cm">
          <text:p text:style-name="P2">services</text:p>
        </draw:rect>
        <draw:rect draw:style-name="gr7" draw:text-style-name="P2" draw:layer="layout" svg:width="3.351cm" svg:height="1.07cm" svg:x="5.265cm" svg:y="22.255cm">
          <text:p text:style-name="P2">interfaces</text:p>
        </draw:rect>
        <draw:rect draw:style-name="gr3" draw:text-style-name="P2" draw:layer="layout" svg:width="3.351cm" svg:height="1.07cm" svg:x="8.824cm" svg:y="22.255cm">
          <text:p text:style-name="P2">adapters</text:p>
        </draw:rect>
        <draw:rect draw:style-name="gr5" draw:text-style-name="P2" draw:layer="layout" svg:width="3.354cm" svg:height="1.07cm" svg:x="12.351cm" svg:y="22.255cm">
          <text:p text:style-name="P2">models</text:p>
        </draw:rect>
        <draw:rect draw:style-name="gr8" draw:text-style-name="P2" draw:layer="layout" svg:width="3.354cm" svg:height="1.07cm" svg:x="15.861cm" svg:y="22.255cm">
          <text:p text:style-name="P2">providers</text:p>
        </draw:rect>
        <draw:frame draw:style-name="gr4" draw:layer="layout" svg:width="2.61cm" svg:height="0.963cm" svg:x="1.435cm" svg:y="21.292cm">
          <draw:text-box>
            <text:p text:style-name="P2">Leg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mis Bellot</meta:initial-creator>
    <meta:creation-date>2012-03-03T21:36:12.30</meta:creation-date>
    <dc:date>2012-03-04T01:21:07.61</dc:date>
    <dc:creator>Demis Bellot</dc:creator>
    <meta:editing-duration>PT03H29M33S</meta:editing-duration>
    <meta:editing-cycles>3</meta:editing-cycles>
    <meta:generator>OpenOffice.org/3.2$Win32 OpenOffice.org_project/320m18$Build-9502</meta:generator>
    <meta:document-statistic meta:object-count="35"/>
  </office:meta>
</office:document-meta>
</file>